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office:font-face-decls>
  <office:automatic-styles>
    <style:style style:name="P1" style:family="paragraph" style:parent-style-name="Standard">
      <style:paragraph-properties fo:break-before="page"/>
      <style:text-properties fo:font-size="14pt" fo:language="en" fo:country="US" fo:font-weight="bold" style:font-size-asian="14pt" style:font-weight-asian="bold"/>
    </style:style>
    <style:style style:name="P2" style:family="paragraph" style:parent-style-name="Standard">
      <style:paragraph-properties fo:break-before="page"/>
      <style:text-properties fo:font-size="16pt" fo:language="en" fo:country="US" fo:font-weight="bold" style:font-size-asian="16pt" style:font-weight-asian="bold"/>
    </style:style>
    <style:style style:name="P3" style:family="paragraph" style:parent-style-name="Standard">
      <style:paragraph-properties fo:margin-top="0.0693in" fo:margin-bottom="0.0693in" fo:line-height="100%"/>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style:text-properties style:font-name="Courier New" fo:language="en" fo:country="US"/>
    </style:style>
    <style:style style:name="P6" style:family="paragraph" style:parent-style-name="Standard">
      <style:paragraph-properties fo:margin-top="0in" fo:margin-bottom="0in" fo:line-height="100%"/>
      <style:text-properties style:font-name="Courier New" fo:font-size="12pt" fo:language="en" fo:country="US" style:font-size-asian="12pt"/>
    </style:style>
    <style:style style:name="P7" style:family="paragraph" style:parent-style-name="Standard">
      <style:paragraph-properties fo:margin-top="0in" fo:margin-bottom="0in" fo:line-height="100%"/>
      <style:text-properties style:font-name="Courier New" fo:font-size="9pt" fo:language="en" fo:country="US" style:font-size-asian="9pt"/>
    </style:style>
    <style:style style:name="P8" style:family="paragraph" style:parent-style-name="Standard">
      <style:paragraph-properties fo:margin-top="0in" fo:margin-bottom="0in" fo:line-height="100%"/>
      <style:text-properties fo:color="#0070c0" fo:font-size="12pt" fo:language="en" fo:country="US" style:font-size-asian="12pt"/>
    </style:style>
    <style:style style:name="P9" style:family="paragraph" style:parent-style-name="Standard">
      <style:paragraph-properties fo:margin-top="0in" fo:margin-bottom="0in"/>
      <style:text-properties style:font-name="DejaVu Sans" fo:font-size="12pt" fo:language="en" fo:country="US" fo:font-weight="bold" style:font-size-asian="12pt" style:font-weight-asian="bold"/>
    </style:style>
    <style:style style:name="P10" style:family="paragraph" style:parent-style-name="Standard">
      <style:text-properties fo:font-size="12pt" fo:language="en" fo:country="US" style:font-size-asian="12pt"/>
    </style:style>
    <style:style style:name="P11" style:family="paragraph" style:parent-style-name="Standard">
      <style:text-properties fo:font-size="12pt" fo:language="en" fo:country="US" fo:font-weight="bold" style:font-size-asian="12pt" style:font-weight-asian="bold"/>
    </style:style>
    <style:style style:name="P12" style:family="paragraph" style:parent-style-name="Standard">
      <style:text-properties fo:font-size="16pt" fo:language="en" fo:country="US" fo:font-weight="bold" style:font-size-asian="16pt" style:font-weight-asian="bold"/>
    </style:style>
    <style:style style:name="P13" style:family="paragraph" style:parent-style-name="Standard">
      <style:text-properties style:font-name="DejaVu Sans" fo:font-size="12pt" fo:language="en" fo:country="US" style:font-size-asian="12pt"/>
    </style:style>
    <style:style style:name="P14" style:family="paragraph" style:parent-style-name="Standard">
      <style:paragraph-properties fo:margin-top="0.1665in" fo:margin-bottom="0in"/>
    </style:style>
    <style:style style:name="P15" style:family="paragraph" style:parent-style-name="Standard">
      <style:paragraph-properties fo:margin-top="0.1665in" fo:margin-bottom="0in"/>
      <style:text-properties fo:font-size="12pt" fo:language="en" fo:country="US" style:font-size-asian="12pt"/>
    </style:style>
    <style:style style:name="P16" style:family="paragraph" style:parent-style-name="Listenabsatz">
      <style:paragraph-properties fo:margin-left="0in" fo:margin-right="0in" fo:text-indent="0in" style:auto-text-indent="false"/>
      <style:text-properties style:font-name="DejaVu Sans" fo:font-size="14pt" fo:language="en" fo:country="US" fo:font-weight="bold" style:font-size-asian="14pt" style:font-weight-asian="bold"/>
    </style:style>
    <style:style style:name="P17" style:family="paragraph" style:parent-style-name="Listenabsatz">
      <style:paragraph-properties fo:margin-left="0in" fo:margin-right="0in" fo:text-indent="-0.0291in" style:auto-text-indent="false">
        <style:tab-stops/>
      </style:paragraph-properties>
      <style:text-properties style:font-name="DejaVu Sans" fo:font-size="14pt" fo:language="en" fo:country="US" fo:font-weight="bold" style:font-size-asian="14pt" style:font-weight-asian="bold" style:font-weight-complex="bold"/>
    </style:style>
    <style:style style:name="P18" style:family="paragraph" style:parent-style-name="Standard" style:master-page-name="MP0">
      <style:paragraph-properties style:page-number="auto" fo:break-before="page"/>
      <style:text-properties style:font-name="DejaVu Sans" fo:font-size="18pt" fo:language="en" fo:country="US" fo:font-weight="bold" style:font-size-asian="18pt" style:font-weight-asian="bold"/>
    </style:style>
    <style:style style:name="P19" style:family="paragraph" style:parent-style-name="Standard" style:list-style-name="L7">
      <style:text-properties fo:font-size="12pt" fo:language="en" fo:country="US" fo:font-weight="bold" style:font-size-asian="12pt" style:font-weight-asian="bold"/>
    </style:style>
    <style:style style:name="P20" style:family="paragraph" style:parent-style-name="Standard" style:list-style-name="L6">
      <style:paragraph-properties fo:margin-top="0.0693in" fo:margin-bottom="0.0693in" fo:line-height="100%"/>
    </style:style>
    <style:style style:name="P21" style:family="paragraph" style:parent-style-name="Listenabsatz" style:list-style-name="L1"/>
    <style:style style:name="P22" style:family="paragraph" style:parent-style-name="Listenabsatz" style:list-style-name="L2"/>
    <style:style style:name="P23" style:family="paragraph" style:parent-style-name="Listenabsatz" style:list-style-name="L2">
      <style:text-properties style:font-name="DejaVu Sans" fo:font-size="12pt" fo:language="en" fo:country="US" style:font-size-asian="12pt"/>
    </style:style>
    <style:style style:name="P24" style:family="paragraph" style:parent-style-name="Listenabsatz" style:list-style-name="L5">
      <style:text-properties style:font-name="DejaVu Sans" fo:font-size="12pt" fo:language="en" fo:country="US" style:font-size-asian="12pt"/>
    </style:style>
    <style:style style:name="P25" style:family="paragraph" style:parent-style-name="Listenabsatz" style:list-style-name="L4"/>
    <style:style style:name="P26" style:family="paragraph" style:parent-style-name="Listenabsatz" style:list-style-name="L5"/>
    <style:style style:name="P27" style:family="paragraph" style:parent-style-name="Listenabsatz" style:list-style-name="L1">
      <style:paragraph-properties fo:margin-left="-0.2035in" fo:margin-right="0in" fo:text-indent="0.5091in" style:auto-text-indent="false" fo:break-before="page">
        <style:tab-stops/>
      </style:paragraph-properties>
      <style:text-properties style:font-name="DejaVu Sans" fo:font-size="14pt" fo:language="en" fo:country="US" fo:font-weight="bold" style:font-size-asian="14pt" style:font-weight-asian="bold"/>
    </style:style>
    <style:style style:name="P28" style:family="paragraph" style:parent-style-name="Listenabsatz" style:list-style-name="L3">
      <style:paragraph-properties fo:margin-left="0.0291in" fo:margin-right="0in" fo:text-indent="-0.4484in" style:auto-text-indent="false">
        <style:tab-stops/>
      </style:paragraph-properties>
      <style:text-properties style:font-name="DejaVu Sans" fo:font-size="14pt" fo:language="en" fo:country="US" fo:font-weight="bold" style:font-size-asian="14pt" style:font-weight-asian="bold"/>
    </style:style>
    <style:style style:name="P29" style:family="paragraph" style:parent-style-name="Listenabsatz" style:list-style-name="L4">
      <style:paragraph-properties fo:margin-left="0.4484in" fo:margin-right="0in" fo:text-indent="-0.4484in" style:auto-text-indent="false">
        <style:tab-stops/>
      </style:paragraph-properties>
      <style:text-properties fo:font-size="14pt" fo:language="en" fo:country="US" fo:font-weight="bold" style:font-size-asian="14pt" style:font-weight-asian="bold"/>
    </style:style>
    <style:style style:name="T1" style:family="text">
      <style:text-properties fo:font-size="12pt" fo:language="en" fo:country="US" style:font-size-asian="12pt"/>
    </style:style>
    <style:style style:name="T2" style:family="text">
      <style:text-properties fo:font-size="12pt" fo:language="en" fo:country="US" fo:font-weight="bold" style:font-size-asian="12pt" style:font-weight-asian="bold"/>
    </style:style>
    <style:style style:name="T3" style:family="text">
      <style:text-properties fo:font-size="12pt" fo:language="en" fo:country="US" fo:font-style="italic" style:font-size-asian="12pt" style:font-style-asian="italic"/>
    </style:style>
    <style:style style:name="T4" style:family="text">
      <style:text-properties fo:font-size="12pt" style:font-size-asian="12pt"/>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color="#0070c0" fo:font-size="12pt" fo:language="en" fo:country="US" style:font-size-asian="12pt"/>
    </style:style>
    <style:style style:name="T8" style:family="text">
      <style:text-properties fo:color="#0070c0" style:font-name="DejaVu Sans" fo:language="en" fo:country="US"/>
    </style:style>
    <style:style style:name="T9" style:family="text">
      <style:text-properties fo:color="#0070c0" style:font-name="DejaVu Sans" fo:font-size="12pt" fo:language="en" fo:country="US" fo:font-weight="bold" style:font-size-asian="12pt" style:font-weight-asian="bold"/>
    </style:style>
    <style:style style:name="T10" style:family="text">
      <style:text-properties fo:color="#0070c0" style:font-name="DejaVu Sans" fo:font-size="12pt" fo:language="en" fo:country="US" style:font-size-asian="12pt"/>
    </style:style>
    <style:style style:name="T11" style:family="text">
      <style:text-properties fo:color="#0070c0" style:font-name="Courier 10 Pitch" fo:font-size="12pt" fo:language="en" fo:country="US" style:font-size-asian="12pt" style:font-size-complex="12pt"/>
    </style:style>
    <style:style style:name="T12" style:family="text">
      <style:text-properties style:font-name="Courier New" fo:language="en" fo:country="US"/>
    </style:style>
    <style:style style:name="T13" style:family="text">
      <style:text-properties style:font-name="Courier New" fo:font-size="9pt" fo:language="en" fo:country="US" style:font-size-asian="9pt"/>
    </style:style>
    <style:style style:name="T14" style:family="text">
      <style:text-properties style:font-name="Courier New" fo:font-size="9pt" fo:language="es" fo:country="ES" style:font-size-asian="9pt"/>
    </style:style>
    <style:style style:name="T15" style:family="text">
      <style:text-properties style:font-name="Courier New" fo:font-size="12pt" fo:language="en" fo:country="US" style:font-size-asian="12pt" style:font-size-complex="12pt"/>
    </style:style>
    <style:style style:name="T16" style:family="text">
      <style:text-properties fo:color="#c00000" style:font-name="DejaVu Sans" fo:font-size="12pt" fo:language="en" fo:country="US" fo:font-weight="bold" style:font-size-asian="12pt" style:font-weight-asian="bold"/>
    </style:style>
    <style:style style:name="T17" style:family="text">
      <style:text-properties fo:color="#0099ff" fo:background-color="transparent"/>
    </style:style>
    <style:style style:name="T18" style:family="text">
      <style:text-properties style:font-name="DejaVu Sans" fo:font-size="12pt" fo:language="en" fo:country="US" style:font-size-asian="12pt"/>
    </style:style>
    <style:style style:name="T19" style:family="text">
      <style:text-properties style:font-name="DejaVu Sans" fo:font-size="12pt" fo:language="en" fo:country="US" fo:font-weight="bold" style:font-size-asian="12pt" style:font-weight-asian="bold"/>
    </style:style>
    <style:style style:name="T20" style:family="text">
      <style:text-properties style:font-name="DejaVu Sans" fo:font-size="12pt" fo:language="en" fo:country="US" fo:font-weight="bold" style:font-size-asian="12pt" style:font-weight-asian="bold" style:font-weight-complex="bold"/>
    </style:style>
    <style:style style:name="T21" style:family="text">
      <style:text-properties style:font-name="DejaVu Sans"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22" style:family="text">
      <style:text-properties style:font-name="DejaVu Sans" fo:font-size="12pt" fo:language="en" fo:country="US" fo:font-style="italic" style:font-size-asian="12pt" style:font-style-asian="italic"/>
    </style:style>
    <style:style style:name="T23" style:family="text">
      <style:text-properties style:font-name="DejaVu Sans" fo:font-size="12pt" fo:language="en" fo:country="US" fo:font-style="italic" style:font-size-asian="12pt" style:font-style-asian="italic" style:font-style-complex="italic"/>
    </style:style>
    <style:style style:name="T24" style:family="text">
      <style:text-properties style:font-name="DejaVu Sans" fo:font-size="12pt" fo:language="en" fo:country="US" fo:font-style="italic" fo:font-weight="bold" style:font-size-asian="12pt" style:font-style-asian="italic" style:font-weight-asian="bold"/>
    </style:style>
    <style:style style:name="T25" style:family="text">
      <style:text-properties style:font-name="DejaVu Sans" fo:font-size="12pt" fo:language="en" fo:country="US" fo:font-style="italic" fo:font-weight="bold" style:font-size-asian="12pt" style:font-style-asian="italic" style:font-weight-asian="bold" style:font-style-complex="italic" style:font-weight-complex="bold"/>
    </style:style>
    <style:style style:name="T26" style:family="text">
      <style:text-properties style:font-name="DejaVu Sans" fo:font-size="12pt" fo:language="en" fo:country="US" fo:font-style="italic" fo:font-weight="bold" style:font-size-asian="12pt" style:font-style-asian="italic" style:font-weight-asian="bold" style:font-weight-complex="bold"/>
    </style:style>
    <style:style style:name="T27" style:family="text">
      <style:text-properties style:font-name="DejaVu Sans" fo:font-size="12pt" fo:language="en" fo:country="US" fo:font-weight="normal" style:font-size-asian="12pt" style:font-weight-asian="normal" style:font-weight-complex="normal"/>
    </style:style>
    <style:style style:name="T28" style:family="text">
      <style:text-properties style:font-name="DejaVu Sans" fo:language="en" fo:country="US"/>
    </style:style>
    <style:style style:name="T29" style:family="text">
      <style:text-properties style:font-name="DejaVu Sans" fo:language="en" fo:country="US" fo:font-style="italic" style:font-style-asian="italic"/>
    </style:style>
    <style:style style:name="T30" style:family="text">
      <style:text-properties style:font-name="DejaVu Sans" fo:language="en" fo:country="US" fo:font-style="italic" fo:font-weight="bold" style:font-style-asian="italic" style:font-weight-asian="bold" style:font-name-complex="Courier New" style:font-weight-complex="bold"/>
    </style:style>
    <style:style style:name="T31" style:family="text">
      <style:text-properties style:font-name="DejaVu Sans" fo:language="en" fo:country="US" fo:font-weight="bold" style:font-weight-asian="bold" style:font-weight-complex="bold"/>
    </style:style>
    <style:style style:name="T32" style:family="text">
      <style:text-properties fo:font-weight="bold" style:font-weight-asian="bold" style:font-weight-complex="bold"/>
    </style:style>
    <text:list-style style:name="L1">
      <text:list-level-style-number text:level="1" style:num-suffix=")" style:num-format="1">
        <style:list-level-properties text:space-before="0.25in" text:min-label-width="0.25in"/>
      </text:list-level-style-number>
      <text:list-level-style-bullet text:level="2" text:style-name="WW_5f_CharLFO7LVL2" text:bullet-char="o">
        <style:list-level-properties text:space-before="0.75in" text:min-label-width="0.25in"/>
        <style:text-properties style:font-name="Courier New"/>
      </text:list-level-style-bullet>
      <text:list-level-style-bullet text:level="3" text:style-name="WW_5f_CharLFO7LVL3" text:bullet-char="">
        <style:list-level-properties text:space-before="1.25in" text:min-label-width="0.25in"/>
        <style:text-properties style:font-name="Wingdings"/>
      </text:list-level-style-bullet>
      <text:list-level-style-bullet text:level="4" text:style-name="WW_5f_CharLFO7LVL4" text:bullet-char="">
        <style:list-level-properties text:space-before="1.75in" text:min-label-width="0.25in"/>
        <style:text-properties style:font-name="Symbol"/>
      </text:list-level-style-bullet>
      <text:list-level-style-bullet text:level="5" text:style-name="WW_5f_CharLFO7LVL5" text:bullet-char="o">
        <style:list-level-properties text:space-before="2.25in" text:min-label-width="0.25in"/>
        <style:text-properties style:font-name="Courier New"/>
      </text:list-level-style-bullet>
      <text:list-level-style-bullet text:level="6" text:style-name="WW_5f_CharLFO7LVL6" text:bullet-char="">
        <style:list-level-properties text:space-before="2.75in" text:min-label-width="0.25in"/>
        <style:text-properties style:font-name="Wingdings"/>
      </text:list-level-style-bullet>
      <text:list-level-style-bullet text:level="7" text:style-name="WW_5f_CharLFO7LVL7" text:bullet-char="">
        <style:list-level-properties text:space-before="3.25in" text:min-label-width="0.25in"/>
        <style:text-properties style:font-name="Symbol"/>
      </text:list-level-style-bullet>
      <text:list-level-style-bullet text:level="8" text:style-name="WW_5f_CharLFO7LVL8" text:bullet-char="o">
        <style:list-level-properties text:space-before="3.75in" text:min-label-width="0.25in"/>
        <style:text-properties style:font-name="Courier New"/>
      </text:list-level-style-bullet>
      <text:list-level-style-bullet text:level="9" text:style-name="WW_5f_CharLFO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11LVL1" style:num-suffix="." style:num-format="1">
        <style:list-level-properties text:space-before="0.25in" text:min-label-width="0.25in"/>
      </text:list-level-style-number>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Wingdings"/>
      </text:list-level-style-bullet>
      <text:list-level-style-bullet text:level="5" text:style-name="WW_5f_CharLFO11LVL5" text:bullet-char="">
        <style:list-level-properties text:space-before="2.25in" text:min-label-width="0.25in"/>
        <style:text-properties style:font-name="Wingdings"/>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Wingdings"/>
      </text:list-level-style-bullet>
      <text:list-level-style-bullet text:level="8" text:style-name="WW_5f_CharLFO11LVL8" text:bullet-char="">
        <style:list-level-properties text:space-before="3.75in" text:min-label-width="0.25in"/>
        <style:text-properties style:font-name="Wingdings"/>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Notes on gasphase_preproc and kpp4palm</text:p>
      <text:p text:style-name="P16">1. Introduction </text:p>
      <text:p text:style-name="Standard"><text:span text:style-name="Absatz-Standardschriftart"><text:span text:style-name="T20">gasphase_preproc</text:span></text:span><text:span text:style-name="Absatz-Standardschriftart"><text:span text:style-name="T18"> is a preprocessor that creates the file </text:span></text:span><text:span text:style-name="Absatz-Standardschriftart"><text:span text:style-name="T20">chem_gasphase_mod.f90,</text:span></text:span><text:span text:style-name="Absatz-Standardschriftart"><text:span text:style-name="T18"> where the gas phase chemistry rate equations are solved.</text:span></text:span></text:p>
      <text:p text:style-name="P3"><text:span text:style-name="Absatz-Standardschriftart"><text:span text:style-name="T20">gasphase_preproc</text:span></text:span><text:span text:style-name="Absatz-Standardschriftart"><text:span text:style-name="T18"> is based on the original unchanged Kinetic PreProcessor KPP, Release 2.2.3 (kpp-2.2.3.tar.gz) from November 2012 (</text:span></text:span><text:a xlink:type="simple" xlink:href="http://people.cs.vt.edu/asandu/Software/Kpp/" office:target-frame-name="_top" xlink:show="replace"><text:span text:style-name="Hyperlink"><text:span text:style-name="T18">http://people.cs.vt.edu/asandu/Software/Kpp/</text:span></text:span></text:a><text:span text:style-name="Absatz-Standardschriftart"><text:span text:style-name="T28">)</text:span></text:span><text:span text:style-name="Absatz-Standardschriftart"><text:span text:style-name="T18">. KPP creates code for a box model from a list of chemical reactions. This code is converted to a <text:s/>module for PALM by an interface named kp4palm. The first version of this interface to Palm (named kp4 at that time) was created by Klaus Ketelsen in November 2016 on the basis of his previous development of the handling of KPP in MESSy. </text:span></text:span></text:p>
      <text:p text:style-name="P3"><text:span text:style-name="Absatz-Standardschriftart"><text:span text:style-name="T21">Note that the FLEX library is required for KPP<text:line-break/></text:span></text:span></text:p>
      <text:p text:style-name="P17">2. <text:span text:style-name="Absatz-Standardschriftart"><text:span text:style-name="T4">gasphase_preproc</text:span></text:span> directory</text:p>
      <text:p text:style-name="Standard"><text:span text:style-name="Absatz-Standardschriftart"><text:span text:style-name="T19">Location:</text:span></text:span><text:span text:style-name="Absatz-Standardschriftart"><text:span text:style-name="T18"> The </text:span></text:span><text:span text:style-name="Absatz-Standardschriftart"><text:span text:style-name="T20">gasphase_preproc</text:span></text:span><text:span text:style-name="Absatz-Standardschriftart"><text:span text:style-name="T18"> directory is located in UTIL/chemistry (UTIL is located the trunk directory).</text:span></text:span></text:p>
      <text:p text:style-name="P9">Contents:</text:p>
      <text:list xml:id="list1788911129" text:style-name="L1">
        <text:list-item>
          <text:p text:style-name="P21"><text:span text:style-name="Absatz-Standardschriftart"><text:span text:style-name="T18">Directory </text:span></text:span><text:span text:style-name="Absatz-Standardschriftart"><text:span text:style-name="T19">kpp </text:span></text:span><text:span text:style-name="Absatz-Standardschriftart"><text:span text:style-name="T18">(KPP preprocessor creating code [Fortran in our case] from a list with chemical reactions)</text:span></text:span></text:p>
        </text:list-item>
        <text:list-item>
          <text:p text:style-name="P21"><text:span text:style-name="Absatz-Standardschriftart"><text:span text:style-name="T18">Directory </text:span></text:span><text:span text:style-name="Absatz-Standardschriftart"><text:span text:style-name="T19">kpp4palm </text:span></text:span><text:span text:style-name="Absatz-Standardschriftart"><text:span text:style-name="T18">(interface for starting KPP and converting KPP output into PALM subroutines)</text:span></text:span></text:p>
        </text:list-item>
        <text:list-item>
          <text:p text:style-name="P21"><text:span text:style-name="Absatz-Standardschriftart"><text:span text:style-name="T18">Directory </text:span></text:span><text:span text:style-name="Absatz-Standardschriftart"><text:span text:style-name="T20">mechanisms</text:span></text:span><text:span text:style-name="Absatz-Standardschriftart"><text:span text:style-name="T18"> (contains subdirectories with the input for KPP for each mechanism and the file UserRateLaws.f90)</text:span></text:span></text:p>
        </text:list-item>
        <text:list-item>
          <text:p text:style-name="P21"><text:span text:style-name="Absatz-Standardschriftart"><text:span text:style-name="T18">Script </text:span></text:span><text:span text:style-name="Absatz-Standardschriftart"><text:span text:style-name="T19">run_kp4palm.ksh </text:span></text:span><text:span text:style-name="Absatz-Standardschriftart"><text:span text:style-name="T18">(script for running KPP and the conversion program, see section 3 for usage)</text:span></text:span></text:p>
        </text:list-item>
        <text:list-item>
          <text:p text:style-name="P21"><text:span text:style-name="Absatz-Standardschriftart"><text:span text:style-name="T18">This Readme file</text:span></text:span></text:p>
        </text:list-item>
        <text:list-item>
          <text:p text:style-name="P21"><text:span text:style-name="Absatz-Standardschriftart"><text:span text:style-name="T18">A directory </text:span></text:span><text:span text:style-name="Absatz-Standardschriftart"><text:span text:style-name="T20">tmp_kpp4palm</text:span></text:span><text:span text:style-name="Absatz-Standardschriftart"><text:span text:style-name="T18"> which contains intermediation files (this directory is optional and can be deleted). </text:span></text:span></text:p>
        </text:list-item>
      </text:list>
      <text:p text:style-name="Standard"><text:span text:style-name="Absatz-Standardschriftart"><text:span text:style-name="T18">Output of </text:span></text:span><text:span text:style-name="Absatz-Standardschriftart"><text:span text:style-name="T20">run_kpp4palm.ksh</text:span></text:span><text:span text:style-name="Absatz-Standardschriftart"><text:span text:style-name="T18"> is the file </text:span></text:span><text:span text:style-name="Absatz-Standardschriftart"><text:span text:style-name="T20">chem_gasphase_mod.f90</text:span></text:span><text:span text:style-name="Absatz-Standardschriftart"><text:span text:style-name="T19"> </text:span></text:span><text:span text:style-name="Absatz-Standardschriftart"><text:span text:style-name="T18">which contains the Fortran code of the chemistry subroutines for a user defined chemical mechanism. </text:span></text:span></text:p>
      <text:p text:style-name="Standard"><text:span text:style-name="Absatz-Standardschriftart"><text:span text:style-name="T28">The required input files of kpp4palm and KPP are located in the directories </text:span></text:span><text:span text:style-name="Absatz-Standardschriftart"><text:span text:style-name="T18">gasphase_preproc</text:span></text:span><text:span text:style-name="Absatz-Standardschriftart"><text:span text:style-name="T28">/mechanisms/def_</text:span></text:span><text:span text:style-name="Absatz-Standardschriftart"><text:span text:style-name="T29">mech</text:span></text:span><text:span text:style-name="Absatz-Standardschriftart"><text:span text:style-name="T28">, where </text:span></text:span><text:span text:style-name="Absatz-Standardschriftart"><text:span text:style-name="T29">mech</text:span></text:span><text:span text:style-name="Absatz-Standardschriftart"><text:span text:style-name="T28"> stands for the name of </text:span></text:span><text:soft-page-break/><text:span text:style-name="Absatz-Standardschriftart"><text:span text:style-name="T28">any mechanism. A few sample mechanisms are already supplied in </text:span></text:span><text:span text:style-name="Absatz-Standardschriftart"><text:span text:style-name="T18">GASPHASE_PREPROC</text:span></text:span><text:span text:style-name="Absatz-Standardschriftart"><text:span text:style-name="T28">/mechanisms/ </text:span></text:span><text:span text:style-name="Absatz-Standardschriftart"><text:span text:style-name="T8">(more mechanisms will be added)</text:span></text:span><text:span text:style-name="Absatz-Standardschriftart"><text:span text:style-name="T28">.</text:span></text:span></text:p>
      <text:p text:style-name="Standard"><text:span text:style-name="Absatz-Standardschriftart"><text:span text:style-name="T28">Each of these directories contains the files </text:span></text:span><text:span text:style-name="Absatz-Standardschriftart"><text:span text:style-name="T31">chem_gasphase_mod.kpp</text:span></text:span><text:span text:style-name="Absatz-Standardschriftart"><text:span text:style-name="T28"> (containing some instructions for kp4palm, such as the output language and directives for the photolysis reactions), </text:span></text:span><text:span text:style-name="Absatz-Standardschriftart"><text:span text:style-name="T30">mech</text:span></text:span><text:span text:style-name="Absatz-Standardschriftart"><text:span text:style-name="T31">.spc </text:span></text:span><text:span text:style-name="Absatz-Standardschriftart"><text:span text:style-name="T28">(containing a list of the chemical species in KPP notation) and </text:span></text:span><text:span text:style-name="Absatz-Standardschriftart"><text:span text:style-name="T30">mech</text:span></text:span><text:span text:style-name="Absatz-Standardschriftart"><text:span text:style-name="T31">.eqn</text:span></text:span><text:span text:style-name="Absatz-Standardschriftart"><text:span text:style-name="T28"> (containing a list of the chemical reactions in KPP notation). </text:span></text:span></text:p>
      <text:p text:style-name="Standard"><text:span text:style-name="Absatz-Standardschriftart"><text:span text:style-name="T19">The SOURCE directory contains already a </text:span></text:span><text:span text:style-name="Absatz-Standardschriftart"><text:span text:style-name="T20">chem_gasphase_mod.f90 </text:span></text:span><text:span text:style-name="Absatz-Standardschriftart"><text:span text:style-name="T19"><text:s/>with matching initial values as a default</text:span></text:span><text:span text:style-name="Absatz-Standardschriftart"><text:span text:style-name="T16"> </text:span></text:span><text:span text:style-name="Absatz-Standardschriftart"><text:span text:style-name="T9">(I think we should make sure that this is the case). </text:span></text:span><text:span text:style-name="Absatz-Standardschriftart"><text:span text:style-name="T19">If someone wants to switch to another mechanism run_kp4palm.ksh must be applied. </text:span></text:span></text:p>
      <text:list xml:id="list641149256" text:continue-numbering="true" text:style-name="L1">
        <text:list-header>
          <text:p text:style-name="P27">3. How to apply kpp4palm for available mechanisms</text:p>
        </text:list-header>
      </text:list>
      <text:p text:style-name="P13">Make sure that the FLEX library is installed</text:p>
      <text:list xml:id="list2001547990" text:style-name="L2">
        <text:list-item>
          <text:p text:style-name="P23">Enter the <text:span text:style-name="Absatz-Standardschriftart"><text:span text:style-name="T32">gasphase_preproc</text:span></text:span> directory.</text:p>
        </text:list-item>
        <text:list-item>
          <text:p text:style-name="P22"><text:span text:style-name="Absatz-Standardschriftart"><text:span text:style-name="T18">Choose a mechanism from the available sample of mechanisms in subdirectory </text:span></text:span><text:span text:style-name="Absatz-Standardschriftart"><text:span text:style-name="T20">mechanisms</text:span></text:span><text:span text:style-name="Absatz-Standardschriftart"><text:span text:style-name="T18"> </text:span></text:span><text:span text:style-name="Absatz-Standardschriftart"><text:span text:style-name="T10">(here some sample mechanisms are supplied – some more will be added later) </text:span></text:span><text:span text:style-name="Absatz-Standardschriftart"><text:span text:style-name="T18">(subdirectories </text:span></text:span><text:span text:style-name="Absatz-Standardschriftart"><text:span text:style-name="T20">def_</text:span></text:span><text:span text:style-name="Absatz-Standardschriftart"><text:span text:style-name="T25">mech</text:span></text:span><text:span text:style-name="Absatz-Standardschriftart"><text:span text:style-name="T22"> </text:span></text:span><text:span text:style-name="Absatz-Standardschriftart"><text:span text:style-name="T18">where</text:span></text:span><text:span text:style-name="Absatz-Standardschriftart"><text:span text:style-name="T22"> mech </text:span></text:span><text:span text:style-name="Absatz-Standardschriftart"><text:span text:style-name="T18">stands for any of the sample mechanisms).</text:span></text:span></text:p>
        </text:list-item>
        <text:list-item>
          <text:p text:style-name="P22"><text:span text:style-name="Absatz-Standardschriftart"><text:span text:style-name="T18">Run </text:span></text:span><text:span text:style-name="Absatz-Standardschriftart"><text:span text:style-name="T20">run_kp4palm.ksh</text:span></text:span><text:span text:style-name="Absatz-Standardschriftart"><text:span text:style-name="T18">:</text:span></text:span><text:span text:style-name="Absatz-Standardschriftart"><text:span text:style-name="T19"><text:line-break/>run_kp4palm.ksh [ -m </text:span></text:span><text:span text:style-name="Absatz-Standardschriftart"><text:span text:style-name="T24">mech</text:span></text:span><text:span text:style-name="Absatz-Standardschriftart"><text:span text:style-name="T19">] [ -k]<text:line-break/></text:span></text:span><text:span text:style-name="Absatz-Standardschriftart"><text:span text:style-name="T20">-m </text:span></text:span><text:span text:style-name="Absatz-Standardschriftart"><text:span text:style-name="T26">mech</text:span></text:span><text:span text:style-name="Absatz-Standardschriftart"><text:span text:style-name="T18"> is optional. If -m </text:span></text:span><text:span text:style-name="Absatz-Standardschriftart"><text:span text:style-name="T23">mech</text:span></text:span><text:span text:style-name="Absatz-Standardschriftart"><text:span text:style-name="T18"> is not specified, the mechanism </text:span></text:span><text:span text:style-name="Absatz-Standardschriftart"><text:span text:style-name="T22">smog</text:span></text:span><text:span text:style-name="Absatz-Standardschriftart"><text:span text:style-name="T18"> will be used<text:line-break/></text:span></text:span><text:span text:style-name="Absatz-Standardschriftart"><text:span text:style-name="T20">-k</text:span></text:span><text:span text:style-name="Absatz-Standardschriftart"><text:span text:style-name="T18"> is an optional argument, which determines whether the working directory tmp_kpp4palm is kept or deleted after termination of run_kp4palm.ksh. tmp_kpp4palm is removed when -k is omitted. <text:line-break/>The newly created file chem_gasphase_mod.f90 file is moved into the SOURCE directory. An eventually existing chem_gasphase_mod.f90 in the SOURCE directory is moved to chem_gasphase_mod.f90.sav (will be overwritten by the next run of run_kp4.ksh). </text:span></text:span><text:span text:style-name="T18"><text:s/><text:line-break/></text:span></text:p>
        </text:list-item>
      </text:list>
      <text:list xml:id="list1064800473" text:style-name="L3">
        <text:list-header>
          <text:p text:style-name="P28">4. How to apply kpp4palm for a new mechanism</text:p>
        </text:list-header>
      </text:list>
      <text:p text:style-name="Standard"><text:span text:style-name="Absatz-Standardschriftart"><text:span text:style-name="T18">If you are not familiar with KPP, read the KPP documentation (PDF in gasphase_preproc/kpp/doc) and have a look into the files of the existing def_</text:span></text:span><text:span text:style-name="Absatz-Standardschriftart"><text:span text:style-name="T22">MECH</text:span></text:span><text:span text:style-name="Absatz-Standardschriftart"><text:span text:style-name="T18"> directories. </text:span></text:span></text:p>
      <text:list xml:id="list1722981423" text:style-name="L4">
        <text:list-item>
          <text:p text:style-name="P25"><text:span text:style-name="Absatz-Standardschriftart"><text:span text:style-name="T18">Create an new subdirectory def_</text:span></text:span><text:span text:style-name="Absatz-Standardschriftart"><text:span text:style-name="T23">mech</text:span></text:span><text:span text:style-name="Absatz-Standardschriftart"><text:span text:style-name="T18"> in directory mechanisms.</text:span></text:span></text:p>
        </text:list-item>
        <text:list-item>
          <text:p text:style-name="P25"><text:span text:style-name="Absatz-Standardschriftart"><text:span text:style-name="T18">Put your new </text:span></text:span><text:span text:style-name="Absatz-Standardschriftart"><text:span text:style-name="T23">mech</text:span></text:span><text:span text:style-name="Absatz-Standardschriftart"><text:span text:style-name="T18">.spc and </text:span></text:span><text:span text:style-name="Absatz-Standardschriftart"><text:span text:style-name="T23">mech</text:span></text:span><text:span text:style-name="Absatz-Standardschriftart"><text:span text:style-name="T18">.eqn into that new directory. <text:s/>Photolysis frequencies must be named according to the following examples: phot(j_no2), phot(j_hcho), phot(j_o3)</text:span></text:span></text:p>
        </text:list-item>
        <text:list-item>
          <text:p text:style-name="P25"><text:span text:style-name="Absatz-Standardschriftart"><text:span text:style-name="T18">Copy a </text:span></text:span><text:span text:style-name="Absatz-Standardschriftart"><text:span text:style-name="T27">chem_gasphase_mod.kpp</text:span></text:span><text:span text:style-name="Absatz-Standardschriftart"><text:span text:style-name="T18"> file into the directory and adapt it:</text:span></text:span><text:span text:style-name="Absatz-Standardschriftart"><text:span text:style-name="T28"> </text:span></text:span></text:p>
        </text:list-item>
      </text:list>
      <text:list xml:id="list334366671" text:style-name="L5">
        <text:list-item>
          <text:list>
            <text:list-item>
              <text:p text:style-name="P24">adapt the name of the mechanism in the two #include statements</text:p>
            </text:list-item>
            <text:list-item>
              <text:p text:style-name="P24">adapt the number of photolysis frequencies npho</text:p>
            </text:list-item>
            <text:list-item>
              <text:p text:style-name="P26"><text:soft-page-break/><text:span text:style-name="Absatz-Standardschriftart"><text:span text:style-name="T18">adapt/extend the indices in the <text:line-break/>INTEGER, PARAMETER,PUBLIC statement <text:s text:c="12"/><text:line-break/></text:span></text:span><text:span text:style-name="Absatz-Standardschriftart"><text:span text:style-name="T10">In a later stage (when I either learned enough c++ or got some help) the photolysis frequencies will be identified automatically by kp4 and NPHO and the steps b. and c. will not be required any more.</text:span></text:span></text:p>
            </text:list-item>
            <text:list-item>
              <text:p text:style-name="P26"><text:span text:style-name="Absatz-Standardschriftart"><text:span text:style-name="T18">adapt/extend phot_names: Note that the order of phot_names and the indices must match.<text:line-break/></text:span></text:span><text:span text:style-name="Absatz-Standardschriftart"><text:span text:style-name="T10">In the final stage, the photolysis routines should be able to supply photolysis frequencies – and PHOT_NAMES accordingly – for most of the mechanisms. <text:line-break/>Currently, the number of available photolysis frequencies and the array with their names PHOT_NAMES (in SOURCE/kchem_photolysis.f90) still need to be extended. </text:span></text:span></text:p>
            </text:list-item>
          </text:list>
        </text:list-item>
      </text:list>
      <text:p text:style-name="P13"/>
      <text:p text:style-name="P1"/>
      <text:list xml:id="list2107791095" text:style-name="L4">
        <text:list-item>
          <text:p text:style-name="P29">Documentation</text:p>
        </text:list-item>
      </text:list>
      <text:p text:style-name="Standard"><text:span text:style-name="Absatz-Standardschriftart"><text:span text:style-name="T1">A local copy of the official documentation of KPP is found in </text:span></text:span><text:span text:style-name="Absatz-Standardschriftart"><text:span text:style-name="T18">gasphase_preproc</text:span></text:span><text:span text:style-name="Absatz-Standardschriftart"><text:span text:style-name="T1">/kpp/doc/</text:span></text:span><text:span text:style-name="Absatz-Standardschriftart"><text:span text:style-name="T5"> </text:span></text:span><text:span text:style-name="Absatz-Standardschriftart"><text:span text:style-name="T1">kpp_UserManual.pdf. </text:span></text:span></text:p>
      <text:p text:style-name="P14"><text:span text:style-name="Absatz-Standardschriftart"><text:span text:style-name="T1">A brief documentation of first version kpp4palm (still named kp4) is given in </text:span></text:span><text:span text:style-name="Absatz-Standardschriftart"><text:span text:style-name="T18">gasphase_preproc</text:span></text:span><text:span text:style-name="Absatz-Standardschriftart"><text:span text:style-name="T1">/</text:span></text:span><text:span text:style-name="Absatz-Standardschriftart"><text:span text:style-name="T5"> </text:span></text:span><text:span text:style-name="Absatz-Standardschriftart"><text:span text:style-name="T1">kp4palm/doc/MESSy_in_PALM.pdf </text:span></text:span></text:p>
      <text:p text:style-name="P15">Further references: </text:p>
      <text:list xml:id="list484048514" text:style-name="L6">
        <text:list-item>
          <text:p text:style-name="P20"><text:a xlink:type="simple" xlink:href="http://people.cs.vt.edu/asandu/Software/Kpp/" office:target-frame-name="_top" xlink:show="replace"><text:span text:style-name="Hyperlink"><text:span text:style-name="T1">http://people.cs.vt.edu/asandu/Software/Kpp/</text:span></text:span></text:a></text:p>
        </text:list-item>
        <text:list-item>
          <text:p text:style-name="P20"><text:span text:style-name="Absatz-Standardschriftart"><text:span text:style-name="T5">A. Sandu and R. Sander. </text:span></text:span><text:a xlink:type="simple" xlink:href="http://www.atmos-chem-phys.org/acp/6/187/" office:target-frame-name="_top" xlink:show="replace"><text:span text:style-name="Hyperlink"><text:span text:style-name="T6">``Technical Note: Simulating chemical systems in Fortran90 and Matlab with the kinetic preprocessor KPP-2.1''</text:span></text:span></text:a><text:span text:style-name="Absatz-Standardschriftart"><text:span text:style-name="T5">, Atmospheric Chemistry and Physics, Vol. 6, p. 187-195, (2006). </text:span></text:span></text:p>
        </text:list-item>
        <text:list-item>
          <text:p text:style-name="P20"><text:span text:style-name="Absatz-Standardschriftart"><text:span text:style-name="T5">V. Damian, A. Sandu, M. Damian, F. Potra, and G.R. Carmichael: </text:span></text:span><text:span text:style-name="Absatz-Standardschriftart"><text:span text:style-name="T6">``The Kinetic PreProcessor KPP -- A Software Environment for Solving Chemical Kinetics''</text:span></text:span><text:span text:style-name="Absatz-Standardschriftart"><text:span text:style-name="T5">, Computers and Chemical Engineering, Vol. 26, No. 11, p. 1567-1579, 2002. </text:span></text:span></text:p>
        </text:list-item>
      </text:list>
      <text:p text:style-name="P2"/>
      <text:p text:style-name="P12">Additional notes (background information about KPP and kp4palm)</text:p>
      <text:list xml:id="list991081127" text:style-name="L7">
        <text:list-item>
          <text:p text:style-name="P19">How to add or modify expressions for rates</text:p>
        </text:list-item>
      </text:list>
      <text:p text:style-name="P10"/>
      <text:p text:style-name="P10">A sample of rate laws are given in kpp/util/UserRateLaws.f90 (which is one of the ‘auxiliary files’ mentioned in the kpp documentation).</text:p>
      <text:p text:style-name="P10">Further rate laws may be added in this file, e.g. </text:p>
      <text:p text:style-name="P4"><text:span text:style-name="Absatz-Standardschriftart"><text:span text:style-name="T5"><text:s text:c="6"/></text:span></text:span><text:span text:style-name="Absatz-Standardschriftart"><text:span text:style-name="T12">REAL(kind=dp) FUNCTION ARR2( A0,B0, TEMP )</text:span></text:span></text:p>
      <text:p text:style-name="P5"><text:s text:c="6"/>REAL(kind=dp) :: TEMP</text:p>
      <text:p text:style-name="P5"><text:s text:c="6"/>REAL(kind=dp) A0,B0</text:p>
      <text:p text:style-name="P5"><text:s text:c="6"/>ARR2 = A0 * EXP( -B0 /TEMP )</text:p>
      <text:p text:style-name="P4"><text:span text:style-name="Absatz-Standardschriftart"><text:span text:style-name="T12"><text:s text:c="3"/>END FUNCTION ARR2</text:span></text:span></text:p>
      <text:p text:style-name="P4"><text:span text:style-name="Absatz-Standardschriftart"><text:span text:style-name="T12"/></text:span></text:p>
      <text:p text:style-name="P6"><text:span text:style-name="Absatz-Standardschriftart">The file <text:s/>containing the rate laws which are actually used is located in GASPHASE_PREPROC/mechanisms. It can be extended by further rate laws and is copied into <text:s/>GASPHASE_PREPROC/kpp/util when run_kpp4palm.ksh is run.</text:span></text:p>
      <text:p text:style-name="P4"><text:span text:style-name="Absatz-Standardschriftart"><text:span text:style-name="T1"/></text:span></text:p>
      <text:p text:style-name="P4"><text:span text:style-name="Absatz-Standardschriftart"><text:span text:style-name="T1">Example:</text:span></text:span></text:p>
      <text:p text:style-name="P4"><text:span text:style-name="Absatz-Standardschriftart"><text:span text:style-name="T1">In order to make kp4palm include ARR2 into </text:span></text:span><text:span text:style-name="Absatz-Standardschriftart"><text:span text:style-name="T27">chem_gasphase_mod.f90</text:span></text:span><text:span text:style-name="Absatz-Standardschriftart"><text:span text:style-name="T1">, <text:s/>edit kpp4palm/bin/kp4palm.ksh. <text:line-break/></text:span></text:span></text:p>
      <text:p text:style-name="P4"><text:span text:style-name="Absatz-Standardschriftart"><text:span text:style-name="T1">Add ARR2 to the line<text:line-break/>KPP_SUBROUTINE_LIST="$KPP_SUBROUTINE_LIST Update_RCONST k_3rd ", i.e.<text:line-break/>KPP_SUBROUTINE_LIST="$KPP_SUBROUTINE_LIST Update_RCONST k_3rd </text:span></text:span><text:span text:style-name="Absatz-Standardschriftart"><text:span text:style-name="T2">ARR2</text:span></text:span><text:span text:style-name="Absatz-Standardschriftart"><text:span text:style-name="T1">"</text:span></text:span></text:p>
      <text:p text:style-name="P10">(This makes kp4 add ARR2 to the list of subroutines to be processed, which is named KPP_SUBROUTIME_LIST)</text:p>
      <text:p text:style-name="Standard"><text:span text:style-name="Absatz-Standardschriftart"><text:span text:style-name="T2">Important</text:span></text:span><text:span text:style-name="Absatz-Standardschriftart"><text:span text:style-name="T1">: Within kpp/util/UserRateLaws.f90 the effective code lines of the subroutine must be the </text:span></text:span><text:span text:style-name="Absatz-Standardschriftart"><text:span text:style-name="T2">after</text:span></text:span><text:span text:style-name="Absatz-Standardschriftart"><text:span text:style-name="T1"> any comment lines (otherwise kpp creates a memory fault).</text:span></text:span></text:p>
      <text:p text:style-name="P10"/>
      <text:p text:style-name="P11">2) About the type of rate ‘constants’.</text:p>
      <text:p text:style-name="Standard"><text:span text:style-name="Absatz-Standardschriftart"><text:span text:style-name="T1">Rate constants in </text:span></text:span><text:span text:style-name="Absatz-Standardschriftart"><text:span text:style-name="T3">mech</text:span></text:span><text:span text:style-name="Absatz-Standardschriftart"><text:span text:style-name="T1">.eqn </text:span></text:span><text:span text:style-name="Absatz-Standardschriftart"><text:span text:style-name="T1">(</text:span></text:span><text:span text:style-name="Absatz-Standardschriftart"><text:span text:style-name="T3">m</text:span></text:span><text:span text:style-name="Absatz-Standardschriftart"><text:span text:style-name="T3">ech</text:span></text:span><text:span text:style-name="Absatz-Standardschriftart"><text:span text:style-name="T1"> stand for any name of a mechanism) </text:span></text:span><text:span text:style-name="Absatz-Standardschriftart"><text:span text:style-name="T1">are handled differently, depending whether the</text:span></text:span><text:span text:style-name="Absatz-Standardschriftart"><text:span text:style-name="T1">y</text:span></text:span><text:span text:style-name="Absatz-Standardschriftart"><text:span text:style-name="T1"> are simple numbers or not. </text:span></text:span></text:p>
      <text:p text:style-name="P10"><text:soft-page-break/>In kpp/src/scanner.c there are three types of rates distinguished in StoreEquationRate (lines 578 ff): NUMBER, EXPRESION, and PHOTO.</text:p>
      <text:p text:style-name="P10">NUMBER is clear. If rate is a number, then it is put to the initialization as a ‘constant rate coefficient’. </text:p>
      <text:p text:style-name="P10">If the rate in mech.eqn includes anything which is different from a number (like brackets, _dp, or anything else), then the rate is of type EXPRESION. This type of rates is put into UpdateRconst.</text:p>
      <text:p text:style-name="Standard"><text:span text:style-name="Absatz-Standardschriftart"><text:span text:style-name="T1">PHOTO is identified by</text:span></text:span><text:span text:style-name="Absatz-Standardschriftart"><text:span text:style-name="T1"> the occurrence of ‘hv’ in the reaction rate</text:span></text:span><text:span text:style-name="Absatz-Standardschriftart"><text:span text:style-name="T1"> equations in </text:span></text:span><text:span text:style-name="Absatz-Standardschriftart"><text:span text:style-name="T3">mech</text:span></text:span><text:span text:style-name="Absatz-Standardschriftart"><text:span text:style-name="T1">.eqn</text:span></text:span><text:span text:style-name="Absatz-Standardschriftart"><text:span text:style-name="T1">: </text:span></text:span><text:span text:style-name="Absatz-Standardschriftart"><text:span text:style-name="T1"><text:s text:c="2"/>if(EqNoCase(spname,"HV")) isPhoto = 1;</text:span></text:span><text:span text:style-name="Absatz-Standardschriftart"><text:span text:style-name="T1"> </text:span></text:span><text:span text:style-name="Absatz-Standardschriftart"><text:span text:style-name="T1">with</text:span></text:span><text:span text:style-name="Absatz-Standardschriftart"><text:span text:style-name="T1">in scanner.c (line 692). </text:span></text:span></text:p>
      <text:p text:style-name="P10">Appending _dp (which is requested by the PALM team) at the end of each number makes a number to an expression and the rate is put into SUBROUTINE UpdateRconst (which is what we want anyway).</text:p>
      <text:p text:style-name="P11">3) The Update_Rconst calls issue</text:p>
      <text:p text:style-name="P10">As the Box version of KPP generated code can also run for several dates, an updating of the rate constants is necessary. However, this is not required, when just a time step of a dynamical model must be covered. Then it is only necessary to call Update_Rconst only once at the beginning of each time step. <text:s/>Furthermore, Update_SUN is not necessary as photolysis will be calculated outside of the chemistry module. </text:p>
      <text:p text:style-name="P10">Changes in kp4palm/src/fortran_file.C:</text:p>
      <text:p text:style-name="P7">// <text:s/>Update_RCONST has only to be called once per outer timeloop in KPP_FOR_PALM</text:p>
      <text:p text:style-name="P7">// <text:s/>RFo: Originally this was "Update_RCONST()", but due to extra blanks added by kp4 this was not recognized any more</text:p>
      <text:p text:style-name="P7"/>
      <text:p text:style-name="P7"><text:s text:c="4"/>if(ip-&gt;get_token(0) == "CALL" &amp;&amp; ip-&gt;get_token(1) == "update_rconst" ) {</text:p>
      <text:p text:style-name="P7"><text:s text:c="4"/>cout &lt;&lt; "Hier CALL <text:s text:c="3"/>" &lt;&lt; lo_line &lt;&lt; endl;</text:p>
      <text:p text:style-name="P7"><text:s text:c="6"/>lo_line.insert(0,"!DELETE ");</text:p>
      <text:p text:style-name="P7"><text:s text:c="4"/>cout &lt;&lt; lo_line &lt;&lt; endl;</text:p>
      <text:p text:style-name="P7"><text:s text:c="4"/>}</text:p>
      <text:p text:style-name="P7"/>
      <text:p text:style-name="P7">// <text:s/>Update_SUN must not be called within in KPP_FOR_PALM</text:p>
      <text:p text:style-name="P7"/>
      <text:p text:style-name="P7"><text:s text:c="4"/>if(ip-&gt;get_token(0) == "CALL" &amp;&amp; ip-&gt;get_token(1) == "update_sun" ) {</text:p>
      <text:p text:style-name="P7"><text:s text:c="4"/>cout &lt;&lt; "Hier CALL <text:s text:c="3"/>" &lt;&lt; lo_line &lt;&lt; endl;</text:p>
      <text:p text:style-name="P7"><text:s text:c="6"/>lo_line.insert(0,"!DELETE ");</text:p>
      <text:p text:style-name="P7"><text:s text:c="4"/>cout &lt;&lt; lo_line &lt;&lt; endl;</text:p>
      <text:p text:style-name="P7"><text:s text:c="4"/>}</text:p>
      <text:p text:style-name="P10"/>
      <text:p text:style-name="P10">The initial call of Update_Rconst is introduced in kp4palm/src/create_kpp_module.C by:</text:p>
      <text:p text:style-name="P7">kppi.add_line(" <text:s text:c="3"/>CALL update_rconst <text:s text:c="42"/>");</text:p>
      <text:p text:style-name="P10"/>
      <text:p text:style-name="Standard"><text:soft-page-break/><text:span text:style-name="Absatz-Standardschriftart"><text:span text:style-name="T2">4) Modifications for photolysis</text:span></text:span><text:span text:style-name="Absatz-Standardschriftart"><text:span text:style-name="T2"><text:line-break/></text:span></text:span></text:p>
      <text:p text:style-name="Standard"><text:span text:style-name="Absatz-Standardschriftart"><text:span text:style-name="T1">create_kpp_module.C: <text:line-break/>Some additional lines were added after <text:line-break/></text:span></text:span><text:span text:style-name="Absatz-Standardschriftart"><text:span text:style-name="T15">void create_kpp_module::create_kpp_integrate()</text:span></text:span></text:p>
      <text:p text:style-name="Standard"><text:span text:style-name="Absatz-Standardschriftart"><text:span text:style-name="T1">See comparison with </text:span></text:span><text:span text:style-name="Absatz-Standardschriftart"><text:span text:style-name="T1">create_kpp_module.C_orig</text:span></text:span></text:p>
      <text:p text:style-name="P10">Specification of indices for the photolyis frequencies and their names (which must match with the names of the available photolysis frequencies in kchem_photolysis.f90) are specified in kp4palm/def_MECH/kchem_kpp.kpp:</text:p>
      <text:p text:style-name="P7">#INLINE F90_DATA</text:p>
      <text:p text:style-name="P7"><text:s text:c="2"/>! <text:s text:c="2"/>Declaration of global variables for photolysis from INLINE</text:p>
      <text:p text:style-name="P7"><text:s text:c="2"/>INTEGER, PARAMETER :: NPHOT = 2</text:p>
      <text:p text:style-name="P7"><text:s text:c="2"/>! <text:s text:c="2"/>phot Photolysis frequencies</text:p>
      <text:p text:style-name="P7"><text:s text:c="2"/>REAL(kind=dp) :: phot(NPHOT)</text:p>
      <text:p text:style-name="P7"/>
      <text:p text:style-name="P7"><text:s text:c="2"/>INTEGER, PARAMETER,PUBLIC :: j_NO2 = 1</text:p>
      <text:p text:style-name="P7"><text:s text:c="2"/>INTEGER, PARAMETER,PUBLIC :: j_rcho = 2</text:p>
      <text:p text:style-name="P7"/>
      <text:p text:style-name="P7"><text:s text:c="2"/>CHARACTER(LEN=15), PARAMETER, DIMENSION(NPHOT) :: PHOT_NAMES = <text:s/>(/ &amp;</text:p>
      <text:p text:style-name="P4"><text:span text:style-name="Absatz-Standardschriftart"><text:span text:style-name="T13"><text:s text:c="5"/></text:span></text:span><text:span text:style-name="Absatz-Standardschriftart"><text:span text:style-name="T14">'J_NO2 <text:s text:c="9"/>','J_RCHO <text:s text:c="8"/>'/)</text:span></text:span></text:p>
      <text:p text:style-name="P7">#ENDINLINE</text:p>
      <text:p text:style-name="P8">Perhaps, there is a better way (more automatic) how to specify the number and order of photolysis reactions. However, as the number and order of photolysis reactions depends on the mechanism, I think it is a good thing to include this in the directory, which describes the mechanism. </text:p>
      <text:p text:style-name="P4"><text:span text:style-name="Absatz-Standardschriftart"><text:span text:style-name="T7">The declaration </text:span></text:span><text:span text:style-name="Absatz-Standardschriftart"><text:span text:style-name="T11">REAL(kind=dp) :: phot(NPHOT) </text:span></text:span><text:span text:style-name="Absatz-Standardschriftart"><text:span text:style-name="T7">does not really fit here, as this does not depend on the mechanism, but I did not find a better place. </text:span></text:span></text:p>
      <text:p text:style-name="Standard"><text:span text:style-name="Absatz-Standardschriftart"><text:span text:style-name="T7"/></text:span></text:p>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Listenabsatz" style:family="paragraph" style:parent-style-name="Standard">
      <style:paragraph-properties fo:margin="100%" fo:margin-left="0.5in" fo:margin-right="0in" fo:margin-top="0in" fo:margin-bottom="0.139in" fo:hyphenation-ladder-count="no-limit" fo:text-indent="0in" style:auto-text-indent="false">
        <style:tab-stops/>
      </style:paragraph-properties>
      <style:text-properties fo:hyphenate="false"/>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Courier New" fo:font-size="10pt" style:font-size-asian="10pt"/>
    </style:style>
    <style:style style:name="WW_5f_CharLFO1LVL3" style:display-name="WW_CharLFO1LVL3" style:family="text">
      <style:text-properties style:font-name="Wingdings" fo:font-size="10pt" style:font-size-asian="10pt"/>
    </style:style>
    <style:style style:name="WW_5f_CharLFO1LVL4" style:display-name="WW_CharLFO1LVL4" style:family="text">
      <style:text-properties style:font-name="Wingdings" fo:font-size="10pt" style:font-size-asian="10pt"/>
    </style:style>
    <style:style style:name="WW_5f_CharLFO1LVL5" style:display-name="WW_CharLFO1LVL5" style:family="text">
      <style:text-properties style:font-name="Wingdings" fo:font-size="10pt" style:font-size-asian="10pt"/>
    </style:style>
    <style:style style:name="WW_5f_CharLFO1LVL6" style:display-name="WW_CharLFO1LVL6" style:family="text">
      <style:text-properties style:font-name="Wingdings" fo:font-size="10pt" style:font-size-asian="10pt"/>
    </style:style>
    <style:style style:name="WW_5f_CharLFO1LVL7" style:display-name="WW_CharLFO1LVL7" style:family="text">
      <style:text-properties style:font-name="Wingdings" fo:font-size="10pt" style:font-size-asian="10pt"/>
    </style:style>
    <style:style style:name="WW_5f_CharLFO1LVL8" style:display-name="WW_CharLFO1LVL8" style:family="text">
      <style:text-properties style:font-name="Wingdings" fo:font-size="10pt" style:font-size-asian="10pt"/>
    </style:style>
    <style:style style:name="WW_5f_CharLFO1LVL9" style:display-name="WW_CharLFO1LVL9" style:family="text">
      <style:text-properties style:font-name="Wingdings" fo:font-size="10pt" style:font-size-asian="10pt"/>
    </style:style>
    <style:style style:name="WW_5f_CharLFO6LVL1" style:display-name="WW_CharLFO6LVL1" style:family="text">
      <style:text-properties style:font-name="Calibri" style:font-name-asian="Calibri" style:font-name-complex="Times New Roman"/>
    </style:style>
    <style:style style:name="WW_5f_CharLFO7LVL1" style:display-name="WW_CharLFO7LVL1" style:family="text">
      <style:text-properties style:font-name="Calibri" style:font-name-asian="Calibri" style:font-name-complex="Times New Roman"/>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11LVL1" style:display-name="WW_CharLFO11LVL1" style:family="text">
      <style:text-properties fo:font-size="10pt" style:font-size-asian="10pt"/>
    </style:style>
    <style:style style:name="WW_5f_CharLFO11LVL2" style:display-name="WW_CharLFO11LVL2" style:family="text">
      <style:text-properties style:font-name="Courier New" fo:font-size="10pt" style:font-size-asian="10pt"/>
    </style:style>
    <style:style style:name="WW_5f_CharLFO11LVL3" style:display-name="WW_CharLFO11LVL3" style:family="text">
      <style:text-properties style:font-name="Wingdings" fo:font-size="10pt" style:font-size-asian="10pt"/>
    </style:style>
    <style:style style:name="WW_5f_CharLFO11LVL4" style:display-name="WW_CharLFO11LVL4" style:family="text">
      <style:text-properties style:font-name="Wingdings" fo:font-size="10pt" style:font-size-asian="10pt"/>
    </style:style>
    <style:style style:name="WW_5f_CharLFO11LVL5" style:display-name="WW_CharLFO11LVL5" style:family="text">
      <style:text-properties style:font-name="Wingdings" fo:font-size="10pt" style:font-size-asian="10pt"/>
    </style:style>
    <style:style style:name="WW_5f_CharLFO11LVL6" style:display-name="WW_CharLFO11LVL6" style:family="text">
      <style:text-properties style:font-name="Wingdings" fo:font-size="10pt" style:font-size-asian="10pt"/>
    </style:style>
    <style:style style:name="WW_5f_CharLFO11LVL7" style:display-name="WW_CharLFO11LVL7" style:family="text">
      <style:text-properties style:font-name="Wingdings" fo:font-size="10pt" style:font-size-asian="10pt"/>
    </style:style>
    <style:style style:name="WW_5f_CharLFO11LVL8" style:display-name="WW_CharLFO11LVL8" style:family="text">
      <style:text-properties style:font-name="Wingdings" fo:font-size="10pt" style:font-size-asian="10pt"/>
    </style:style>
    <style:style style:name="WW_5f_CharLFO11LVL9" style:display-name="WW_CharLFO11LVL9" style:family="text">
      <style:text-properties style:font-name="Wingding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orkel, Renate</meta:initial-creator>
    <dc:creator>Forkel </dc:creator>
    <meta:creation-date>2017-08-31T14:40:00Z</meta:creation-date>
    <dc:date>2017-12-15T10:47:32</dc:date>
    <meta:editing-cycles>16</meta:editing-cycles>
    <meta:editing-duration>PT58M58S</meta:editing-duration>
    <meta:document-statistic meta:table-count="0" meta:image-count="0" meta:object-count="0" meta:page-count="8" meta:paragraph-count="95" meta:word-count="1484" meta:character-count="7107" meta:non-whitespace-character-count="8521"/>
    <meta:template xlink:type="simple" xlink:actuate="onRequest" xlink:title="" xlink:href="../../GASPHASE_PREPROC%20/Readme_KPP4PALM.odt/Normal.dotm"/>
  </office:meta>
</office:document-meta>
</file>